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3943e" officeooo:paragraph-rsid="0013943e" style:font-size-asian="14pt" style:font-size-complex="16pt"/>
    </style:style>
    <style:style style:name="P2" style:family="paragraph" style:parent-style-name="Standard">
      <style:text-properties fo:font-size="16pt" style:text-underline-style="solid" style:text-underline-width="auto" style:text-underline-color="font-color" officeooo:rsid="0013943e" officeooo:paragraph-rsid="0013943e" style:font-size-asian="14pt" style:font-size-complex="16pt"/>
    </style:style>
    <style:style style:name="P3" style:family="paragraph" style:parent-style-name="Standard">
      <style:text-properties fo:font-size="12pt" style:text-underline-style="none" officeooo:rsid="0013943e" officeooo:paragraph-rsid="0013943e"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f Assessment Essay – Anurag Neti</text:p>
      <text:p text:style-name="P2"/>
      <text:p text:style-name="P3">As I decided to pursue my capstone as an individual project, the onus on producing an excellent project rested solely with me. I believe I have demonstrated drive, discipline, enthusiasm and a strong work ethic in building my capstone project. I can confidently say I completed every assignment constituting the fall design reports to the best of my abilities. </text:p>
      <text:p text:style-name="P3"/>
      <text:p text:style-name="P3">Naturally, I centered my project around a domain of interest i.e Natural Language Processing. Thus, while competing this project proved to be a daunting challenge, I also enjoyed the research and implementation process.</text:p>
      <text:p text:style-name="P3"/>
      <text:p text:style-name="P3">One drawback I would like to note is insufficient meeting time with my advisor. The political climate in the fall of 2020 had serious negative effects on my mental health, and prevented me from tackling this challenge which as much energy as I would have liked. Failing to collaborate with my advisor on a regular basis during this semester reflected this lack of motivation. <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9T16:23:06.040640163</meta:creation-date>
    <dc:date>2021-04-19T16:33:35.206815872</dc:date>
    <meta:editing-duration>PT19S</meta:editing-duration>
    <meta:editing-cycles>1</meta:editing-cycles>
    <meta:document-statistic meta:table-count="0" meta:image-count="0" meta:object-count="0" meta:page-count="1" meta:paragraph-count="4" meta:word-count="161" meta:character-count="994" meta:non-whitespace-character-count="831"/>
    <meta:generator>LibreOffice/6.0.7.3$Linux_X86_64 LibreOffice_project/00m0$Build-3</meta:generator>
  </office:meta>
</office:document-meta>
</file>